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jpeg" manifest:full-path="Pictures/10000000000000160000001468919149.jp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enfantvide" style:family="table">
      <style:table-properties style:width="16.404cm" fo:margin-left="0cm" fo:margin-right="0.095cm" table:align="margins" style:writing-mode="lr-tb"/>
    </style:style>
    <style:style style:name="tableauenfantvide.A" style:family="table-column">
      <style:table-column-properties style:column-width="7.244cm" style:rel-column-width="4107*"/>
    </style:style>
    <style:style style:name="tableauenfantvide.B" style:family="table-column">
      <style:table-column-properties style:column-width="3.521cm" style:rel-column-width="1996*"/>
    </style:style>
    <style:style style:name="tableauenfantvide.C" style:family="table-column">
      <style:table-column-properties style:column-width="0.684cm" style:rel-column-width="388*"/>
    </style:style>
    <style:style style:name="tableauenfantvide.D" style:family="table-column">
      <style:table-column-properties style:column-width="0.794cm" style:rel-column-width="450*"/>
    </style:style>
    <style:style style:name="tableauenfantvide.E" style:family="table-column">
      <style:table-column-properties style:column-width="4.161cm" style:rel-column-width="2359*"/>
    </style:style>
    <style:style style:name="tableauenfantvide.1" style:family="table-row">
      <style:table-row-properties style:min-row-height="0.834cm"/>
    </style:style>
    <style:style style:name="tableauenfantvide.A1" style:family="table-cell">
      <style:table-cell-properties fo:padding="0.097cm" fo:border="none"/>
    </style:style>
    <style:style style:name="tableauenfantvide.A2" style:family="table-cell">
      <style:table-cell-properties style:vertical-align="middle" fo:padding="0.097cm" fo:border="none"/>
    </style:style>
    <style:style style:name="tableauenfantvide.C2" style:family="table-cell">
      <style:table-cell-properties style:vertical-align="bottom" fo:padding="0.097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601cm"/>
        </style:tab-stops>
      </style:paragraph-properties>
      <style:text-properties style:font-name="Gill Sans MT_CCJU" fo:font-size="11pt" style:font-size-asian="11pt" style:font-size-complex="11pt"/>
    </style:style>
    <style:style style:name="P18" style:family="paragraph" style:parent-style-name="Standard">
      <style:paragraph-properties>
        <style:tab-stops>
          <style:tab-stop style:position="1.251cm"/>
        </style:tab-stops>
      </style:paragraph-properties>
      <style:text-properties style:font-name="Gill Sans MT_CCJU" fo:font-size="11pt" style:font-size-asian="11pt" style:font-size-complex="11pt"/>
    </style:style>
    <style:style style:name="P19" style:family="paragraph" style:parent-style-name="Standard">
      <style:paragraph-properties>
        <style:tab-stops>
          <style:tab-stop style:position="6.251cm"/>
          <style:tab-stop style:position="9.502cm"/>
          <style:tab-stop style:position="12.002cm" style:type="center"/>
          <style:tab-stop style:position="13.002cm"/>
        </style:tab-stops>
      </style:paragraph-properties>
      <style:text-properties style:font-name="Gill Sans MT_CCJU" fo:font-size="11pt" style:font-size-asian="11pt" style:font-size-complex="11pt"/>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2" style:family="paragraph" style:parent-style-name="Standard">
      <style:paragraph-properties>
        <style:tab-stops>
          <style:tab-stop style:position="1.251cm"/>
          <style:tab-stop style:position="10.502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23" style:family="paragraph" style:parent-style-name="Standard">
      <style:paragraph-properties>
        <style:tab-stops>
          <style:tab-stop style:position="1.251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24" style:family="paragraph" style:parent-style-name="Standard">
      <style:paragraph-properties>
        <style:tab-stops>
          <style:tab-stop style:position="3.251cm"/>
          <style:tab-stop style:position="9.502cm"/>
          <style:tab-stop style:position="12.002cm" style:type="center"/>
          <style:tab-stop style:position="13.002cm"/>
        </style:tab-stops>
      </style:paragraph-properties>
      <style:text-properties style:font-name="Gill Sans MT_CCJU" fo:font-size="11pt" fo:font-weight="bold" style:font-size-asian="11pt" style:font-weight-asian="bold" style:font-size-complex="11pt"/>
    </style:style>
    <style:style style:name="P25" style:family="paragraph" style:parent-style-name="Standard">
      <style:paragraph-properties fo:text-align="justify" style:justify-single-word="false" style:snap-to-layout-grid="false">
        <style:tab-stops>
          <style:tab-stop style:position="1.752cm"/>
          <style:tab-stop style:position="9.502cm"/>
          <style:tab-stop style:position="12.002cm" style:type="center"/>
        </style:tab-stops>
      </style:paragraph-properties>
      <style:text-properties style:font-name="Gill Sans MT_CCJU" fo:font-size="11pt" fo:font-weight="bold" style:font-size-asian="11pt" style:font-weight-asian="bold" style:font-size-complex="11pt"/>
    </style:style>
    <style:style style:name="P2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27" style:family="paragraph" style:parent-style-name="Standard">
      <style:paragraph-properties fo:text-align="justify" style:justify-single-word="false">
        <style:tab-stops>
          <style:tab-stop style:position="10.252cm" style:leader-style="dotted" style:leader-text="."/>
          <style:tab-stop style:position="12.252cm"/>
          <style:tab-stop style:position="16.581cm" style:leader-style="dotted" style:leader-text="."/>
        </style:tab-stops>
      </style:paragraph-properties>
      <style:text-properties style:font-name="Gill Sans MT_CCJU" fo:font-size="11pt" fo:font-weight="bold" style:font-size-asian="11pt" style:font-weight-asian="bold" style:font-size-complex="11pt"/>
    </style:style>
    <style:style style:name="P28" style:family="paragraph" style:parent-style-name="Standard">
      <style:paragraph-properties>
        <style:tab-stops>
          <style:tab-stop style:position="1.501cm"/>
          <style:tab-stop style:position="12.002cm"/>
        </style:tab-stops>
      </style:paragraph-properties>
      <style:text-properties style:font-name="Gill Sans MT_CCJU" fo:font-size="11pt" fo:font-weight="bold" style:font-size-asian="11pt" style:font-weight-asian="bold" style:font-size-complex="11pt"/>
    </style:style>
    <style:style style:name="P29" style:family="paragraph" style:parent-style-name="Standard">
      <style:paragraph-properties>
        <style:tab-stops>
          <style:tab-stop style:position="12.252cm"/>
        </style:tab-stops>
      </style:paragraph-properties>
      <style:text-properties style:font-name="Gill Sans MT_CCJU" fo:font-size="11pt" fo:font-weight="bold" style:font-size-asian="11pt" style:font-weight-asian="bold" style:font-size-complex="11pt"/>
    </style:style>
    <style:style style:name="P30" style:family="paragraph" style:parent-style-name="Standard">
      <style:paragraph-properties>
        <style:tab-stops>
          <style:tab-stop style:position="7.001cm"/>
          <style:tab-stop style:position="12.252cm"/>
        </style:tab-stops>
      </style:paragraph-properties>
      <style:text-properties style:font-name="Gill Sans MT_CCJU" fo:font-size="11pt" fo:font-weight="bold" style:font-size-asian="11pt" style:font-weight-asian="bold" style:font-size-complex="11pt"/>
    </style:style>
    <style:style style:name="P31" style:family="paragraph" style:parent-style-name="Standard">
      <style:paragraph-properties>
        <style:tab-stops>
          <style:tab-stop style:position="1.251cm"/>
        </style:tab-stops>
      </style:paragraph-properties>
      <style:text-properties style:font-name="Gill Sans MT_CCJU" fo:font-size="11pt" fo:font-weight="bold" style:font-size-asian="11pt" style:font-weight-asian="bold" style:font-size-complex="11pt"/>
    </style:style>
    <style:style style:name="P32"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Table_20_Contents">
      <style:text-properties style:font-name="Gill Sans MT_CCJU" fo:font-size="11pt" style:font-size-asian="11pt" style:font-size-complex="11pt"/>
    </style:style>
    <style:style style:name="P36" style:family="paragraph" style:parent-style-name="Table_20_Contents">
      <style:text-properties style:font-name="Gill Sans MT_CCJU" fo:font-size="11pt" style:text-underline-style="solid" style:text-underline-width="auto" style:text-underline-color="font-color" fo:font-weight="bold" style:font-size-asian="11pt" style:font-weight-asian="bold" style:font-size-complex="11pt" style:font-weight-complex="bold"/>
    </style:style>
    <style:style style:name="P37" style:family="paragraph" style:parent-style-name="Table_20_Contents">
      <style:paragraph-properties fo:line-height="100%" fo:text-align="justify" style:justify-single-word="false" style:snap-to-layout-grid="false"/>
      <style:text-properties style:font-name="Gill Sans MT_CCJU" fo:font-size="11pt" fo:font-weight="bold" style:font-size-asian="11pt" style:font-weight-asian="bold" style:font-size-complex="11pt"/>
    </style:style>
    <style:style style:name="P38" style:family="paragraph" style:parent-style-name="Table_20_Contents_20_right">
      <style:paragraph-properties fo:line-height="100%" fo:text-align="justify" style:justify-single-word="false" style:snap-to-layout-grid="false"/>
      <style:text-properties style:font-name="Gill Sans MT_CCJU" fo:font-size="11pt" fo:font-weight="bold" style:font-size-asian="11pt" style:font-weight-asian="bold" style:font-size-complex="11pt"/>
    </style:style>
    <style:style style:name="P39" style:family="paragraph" style:parent-style-name="Table_20_Contents_20_right">
      <style:paragraph-properties fo:line-height="100%" fo:text-align="justify" style:justify-single-word="false" style:snap-to-layout-grid="false"/>
      <style:text-properties style:font-name="Gill Sans MT_CCJU" fo:font-size="11pt" fo:font-weight="normal" style:font-size-asian="11pt" style:font-weight-asian="normal" style:font-size-complex="11pt" style:font-weight-complex="normal"/>
    </style:style>
    <style:style style:name="P40" style:family="paragraph" style:parent-style-name="Table_20_Contents_20_right">
      <style:paragraph-properties fo:line-height="100%" fo:text-align="center" style:justify-single-word="false" style:snap-to-layout-grid="false"/>
      <style:text-properties style:font-name="Gill Sans MT_CCJU" fo:font-size="11pt" style:text-underline-style="solid" style:text-underline-width="auto" style:text-underline-color="font-color" fo:font-weight="bold" style:font-size-asian="11pt" style:font-weight-asian="bold" style:font-size-complex="11pt" style:font-weight-complex="bold"/>
    </style:style>
    <style:style style:name="P41"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normal" style:font-size-complex="11pt" style:font-weight-complex="normal"/>
    </style:style>
    <style:style style:name="P42"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bold" style:font-size-asian="11pt" style:font-weight-asian="bold" style:font-size-complex="11pt" style:font-weight-complex="bold"/>
    </style:style>
    <style:style style:name="P43" style:family="paragraph" style:parent-style-name="Table_20_Contents_20_right">
      <style:paragraph-properties fo:line-height="100%" fo:text-align="center" style:justify-single-word="false" style:snap-to-layout-grid="false"/>
      <style:text-properties fo:font-variant="normal" fo:text-transform="none" style:font-name="Gill Sans MT_CCJU" fo:font-size="11pt" fo:font-style="normal"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Standard" style:master-page-name="">
      <style:paragraph-properties fo:text-align="justify" style:justify-single-word="false" style:page-number="auto">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45" style:family="paragraph" style:parent-style-name="Standard">
      <style:paragraph-properties fo:line-height="200%" fo:text-align="justify" style:justify-single-word="false" text:number-lines="false" text:line-number="0" style:snap-to-layout-grid="false">
        <style:tab-stops>
          <style:tab-stop style:position="0.621cm"/>
        </style:tab-stops>
      </style:paragraph-properties>
      <style:text-properties fo:font-variant="normal" fo:text-transform="none" style:font-name="Gill Sans MT_CCJU" fo:font-size="11pt" fo:font-style="normal" fo:font-weight="bold" style:font-size-asian="11pt" style:font-weight-asian="bold" style:font-size-complex="11pt"/>
    </style:style>
    <style:style style:name="P46" style:family="paragraph" style:parent-style-name="Text_20_body">
      <style:paragraph-properties fo:text-align="justify" style:justify-single-word="false">
        <style:tab-stops>
          <style:tab-stop style:position="9.601cm"/>
        </style:tab-stops>
      </style:paragraph-properties>
      <style:text-properties style:font-name="Gill Sans MT_CCJU" fo:font-size="11pt" fo:font-weight="bold" style:font-size-asian="11pt" style:font-weight-asian="bold" style:font-size-complex="11pt"/>
    </style:style>
    <style:style style:name="P4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P48" style:family="paragraph" style:parent-style-name="Standard" style:master-page-name="Conversion_20_1">
      <style:paragraph-properties style:page-number="auto" fo:break-before="page">
        <style:tab-stops>
          <style:tab-stop style:position="9.601cm"/>
        </style:tab-stops>
      </style:paragraph-properties>
      <style:text-properties style:font-name="Gill Sans MT_CCJU" fo:font-size="11pt" style:font-size-asian="11pt" style:font-size-complex="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color="#000000" fo:language="en" fo:country="US" fo:font-style="normal" fo:font-weight="normal" style:font-size-asian="11pt" style:language-asian="en" style:country-asian="US" style:font-name-complex="Gill Sans MT_CCJU" style:font-size-complex="11pt"/>
    </style:style>
    <style:style style:name="T8" style:family="text">
      <style:text-properties fo:language="en" fo:country="US" fo:font-style="normal" fo:font-weight="normal" style:language-asian="en" style:country-asian="US" style:font-name-complex="Gill Sans MT_CCJU" style:font-size-complex="11pt"/>
    </style:style>
    <style:style style:name="T9" style:family="text">
      <style:text-properties style:font-size-asian="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4">remLineWhenBlank(empty_line)=%</text:span></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16">%=<text:span text:style-name="T4">remLineWhenBlank(empty_line)=%</text:span>%#include AM_HEADER#%</text:p>
      <text:p text:style-name="P20"/>
      <text:p text:style-name="P20"/>
      <text:p text:style-name="P20"/>
      <text:p text:style-name="P33">Contribution de l'Etat à la réduction des primes dans l'assurance‑maladie pour l'année %=RELATIV1=%</text:p>
      <text:p text:style-name="P34"/>
      <text:p text:style-name="P15"/>
      <text:p text:style-name="P15">%=TITRE=%,</text:p>
      <text:p text:style-name="P15"/>
      <text:p text:style-name="P32"><text:span text:style-name="T9">Conformément à la loi cantonale portant introduction de la loi fédérale sur l'assurance-maladie, une contribution est allouée aux personnes assurées, dont le revenu déterminant est inférieur à CHF %=</text:span><text:span text:style-name="T8">REVDETMIN</text:span><text:span text:style-name="T9">=%, ou uniquement aux enfants assurés à charge lorsque le revenu des parents est situé entre CHF %=</text:span><text:span text:style-name="T7">REVDETMIN</text:span><text:span text:style-name="T9">=% et CHF %=</text:span><text:span text:style-name="T7">REVDETMAX</text:span><text:span text:style-name="T9">=%.</text:span></text:p>
      <text:p text:style-name="P15"/>
      <text:p text:style-name="P15">Etant donné que vous avez bénéficié d'une réduction de votre(vos) prime(s) de l'assurance-maladie des soins obligatoire jusqu'au 31 décembre de cette année en tant que personne imposée à la source, nous vous signalons que vous n'avez pas de requête(s) à déposer en %=RELATIV1=% pour obtenir une réduction des primes. En effet, le Service des contributions nous communiquera automatiquement votre revenu imposable. Cependant, l'étude de votre dossier ne pourra pas être effectuée avant la fin avril %=RELATIV1=%, période à laquelle les données fiscales seront à notre disposition.</text:p>
      <text:p text:style-name="P15"/>
      <text:p text:style-name="P15">Nous vous saurions toutefois gré de <text:span text:style-name="T5">remplir le questionnaire figurant au verso, de le signer et de nous le retourner dans les meilleurs délais</text:span>. Tout questionnaire retourné après le 31 décembre %=RELATIV1=% aura pour conséquence la perte irrévocable de votre(vos) droit(s). Veuillez joindre également <text:span text:style-name="T5">votre(vos) certificat(s) d'assurance-maladie obligatoire des soins de l'année %=RELATIV1=%</text:span>.</text:p>
      <text:p text:style-name="P15"/>
      <text:p text:style-name="P15">%#include AM_SIGNATURES#%</text:p>
      <text:p text:style-name="P48">Questionnaire à retourner à<text:tab/>Caisse de compensation</text:p>
      <text:p text:style-name="P17"><text:tab/>du canton du Jura</text:p>
      <text:p text:style-name="P17"><text:tab/>Case postale 368</text:p>
      <text:p text:style-name="P17"><text:tab/>2350 Saignelégier</text:p>
      <text:p text:style-name="P22"/>
      <text:p text:style-name="P23"/>
      <text:p text:style-name="P23"/>
      <text:p text:style-name="P23"/>
      <text:p text:style-name="P23"/>
      <text:p text:style-name="P31">Questionnaire pour personnes imposées à la source</text:p>
      <text:p text:style-name="P23"/>
      <text:p text:style-name="P23"/>
      <text:p text:style-name="P18">(Loi cantonale portant introduction de la loi fédérale sur l’assurance-maladie du 20 décembre 1996)</text:p>
      <text:p text:style-name="P23"/>
      <text:p text:style-name="P24">No contribuable <text:tab/>%=NOCONTR=%</text:p>
      <text:p text:style-name="P19"/>
      <text:p text:style-name="P25">%=NOMR=% %=PRENOMR=%</text:p>
      <text:p text:style-name="P26"/>
      <text:p text:style-name="P26"/>
      <text:p text:style-name="P26">atteste que lui(elle)-même et les membres de sa famille mentionnés ci-dessous <text:span text:style-name="T6">sont domiciliés dans le canton du Jura au 1er janvier %=RELATIV1=%</text:span> :</text:p>
      <text:p text:style-name="P26"/>
      <text:p text:style-name="P44"/>
      <table:table table:name="tableauenfantvide" table:style-name="tableauenfantvide">
        <table:table-column table:style-name="tableauenfantvide.A"/>
        <table:table-column table:style-name="tableauenfantvide.B"/>
        <table:table-column table:style-name="tableauenfantvide.C"/>
        <table:table-column table:style-name="tableauenfantvide.D"/>
        <table:table-column table:style-name="tableauenfantvide.E"/>
        <table:table-row table:style-name="tableauenfantvide.1">
          <table:table-cell table:style-name="tableauenfantvide.A1" office:value-type="string">
            <text:p text:style-name="P43">Nom et prénom</text:p>
          </table:table-cell>
          <table:table-cell table:style-name="tableauenfantvide.A1" office:value-type="string">
            <text:p text:style-name="P40">Date de naissance</text:p>
          </table:table-cell>
          <table:table-cell table:style-name="tableauenfantvide.A1" office:value-type="string">
            <text:p text:style-name="P45"><text:bookmark-start text:name="CaseACocher21121"/><text:bookmark-end text:name="CaseACocher21121"/></text:p>
          </table:table-cell>
          <table:table-cell table:style-name="tableauenfantvide.A1" table:number-columns-spanned="2" office:value-type="string">
            <text:p text:style-name="P36">Etat civil</text:p>
          </table:table-cell>
          <table:covered-table-cell/>
        </table:table-row>
        <table:table-row table:style-name="tableauenfantvide.1">
          <table:table-cell table:style-name="tableauenfantvide.A2" office:value-type="string">
            <text:p text:style-name="P42"/>
            <text:p text:style-name="P42">a) époux/épouse</text:p>
          </table:table-cell>
          <table:table-cell table:style-name="tableauenfantvide.A1" office:value-type="string">
            <text:p text:style-name="P39"/>
          </table:table-cell>
          <table:table-cell table:style-name="tableauenfantvide.C2" office:value-type="string">
            <text:p text:style-name="P45"/>
          </table:table-cell>
          <table:table-cell table:style-name="tableauenfantvide.A1" office:value-type="string">
            <text:p text:style-name="P35"/>
            <text:p text:style-name="P35"><draw:frame draw:style-name="fr3" draw:name="graphics1" text:anchor-type="as-char" svg:width="0.46cm" svg:height="0.39cm" draw:z-index="3"><draw:image xlink:href="Pictures/10000000000000160000001468919149.jpg" xlink:type="simple" xlink:show="embed" xlink:actuate="onLoad"/></draw:frame></text:p>
          </table:table-cell>
          <table:table-cell table:style-name="tableauenfantvide.C2" office:value-type="string">
            <text:p text:style-name="P45">célibataire</text:p>
          </table:table-cell>
        </table:table-row>
        <table:table-row table:style-name="tableauenfantvide.1">
          <table:table-cell table:style-name="tableauenfantvide.A1" office:value-type="string">
            <text:p text:style-name="P41"/>
            <text:p text:style-name="P41">..............................................</text:p>
          </table:table-cell>
          <table:table-cell table:style-name="tableauenfantvide.A1" office:value-type="string">
            <text:p text:style-name="P39"/>
            <text:p text:style-name="P39">......................</text:p>
          </table:table-cell>
          <table:table-cell table:style-name="tableauenfantvide.C2" office:value-type="string">
            <text:p text:style-name="P45"><text:bookmark-start text:name="CaseACocher211211"/><text:bookmark-end text:name="CaseACocher211211"/></text:p>
          </table:table-cell>
          <table:table-cell table:style-name="tableauenfantvide.C2" office:value-type="string">
            <text:p text:style-name="P35"><draw:frame draw:style-name="fr3" draw:name="graphics4" text:anchor-type="as-char" svg:width="0.46cm" svg:height="0.39cm" draw:z-index="6"><draw:image xlink:href="Pictures/10000000000000160000001468919149.jpg" xlink:type="simple" xlink:show="embed" xlink:actuate="onLoad"/></draw:frame></text:p>
          </table:table-cell>
          <table:table-cell table:style-name="tableauenfantvide.C2" office:value-type="string">
            <text:p text:style-name="P45">marié(e)</text:p>
          </table:table-cell>
        </table:table-row>
        <table:table-row table:style-name="tableauenfantvide.1">
          <table:table-cell table:style-name="tableauenfantvide.A1" office:value-type="string">
            <text:p text:style-name="P41"/>
            <text:p text:style-name="P41">..............................................</text:p>
          </table:table-cell>
          <table:table-cell table:style-name="tableauenfantvide.A1" office:value-type="string">
            <text:p text:style-name="P39"/>
            <text:p text:style-name="P39">......................</text:p>
          </table:table-cell>
          <table:table-cell table:style-name="tableauenfantvide.C2" office:value-type="string">
            <text:p text:style-name="P45"><text:bookmark-start text:name="CaseACocher2112111"/><text:bookmark-end text:name="CaseACocher2112111"/></text:p>
          </table:table-cell>
          <table:table-cell table:style-name="tableauenfantvide.C2" office:value-type="string">
            <text:p text:style-name="P35"><draw:frame draw:style-name="fr4" draw:name="graphics6" text:anchor-type="as-char" svg:y="-0.335cm" svg:width="0.46cm" svg:height="0.39cm" draw:z-index="4"><draw:image xlink:href="Pictures/10000000000000160000001468919149.jpg" xlink:type="simple" xlink:show="embed" xlink:actuate="onLoad"/></draw:frame></text:p>
          </table:table-cell>
          <table:table-cell table:style-name="tableauenfantvide.C2" office:value-type="string">
            <text:p text:style-name="P45">veuf(veuve)</text:p>
          </table:table-cell>
        </table:table-row>
        <table:table-row table:style-name="tableauenfantvide.1">
          <table:table-cell table:style-name="tableauenfantvide.A1" office:value-type="string">
            <text:p text:style-name="P38"/>
            <text:p text:style-name="P37"/>
          </table:table-cell>
          <table:table-cell table:style-name="tableauenfantvide.A1" office:value-type="string">
            <text:p text:style-name="P39"/>
          </table:table-cell>
          <table:table-cell table:style-name="tableauenfantvide.C2" office:value-type="string">
            <text:p text:style-name="P45"/>
          </table:table-cell>
          <table:table-cell table:style-name="tableauenfantvide.A1" office:value-type="string">
            <text:p text:style-name="P35"/>
            <text:p text:style-name="P35"><draw:frame draw:style-name="fr3" draw:name="graphics2" text:anchor-type="as-char" svg:width="0.46cm" svg:height="0.39cm" draw:z-index="5"><draw:image xlink:href="Pictures/10000000000000160000001468919149.jpg" xlink:type="simple" xlink:show="embed" xlink:actuate="onLoad"/></draw:frame></text:p>
          </table:table-cell>
          <table:table-cell table:style-name="tableauenfantvide.C2" office:value-type="string">
            <text:p text:style-name="P45">divorcé(e)/séparé(e)</text:p>
          </table:table-cell>
        </table:table-row>
        <table:table-row table:style-name="tableauenfantvide.1">
          <table:table-cell table:style-name="tableauenfantvide.A1" office:value-type="string">
            <text:p text:style-name="P38">b) enfants</text:p>
          </table:table-cell>
          <table:table-cell table:style-name="tableauenfantvide.A1" office:value-type="string">
            <text:p text:style-name="P39"/>
          </table:table-cell>
          <table:table-cell table:style-name="tableauenfantvide.C2" office:value-type="string">
            <text:p text:style-name="P45"/>
          </table:table-cell>
          <table:table-cell table:style-name="tableauenfantvide.A1" office:value-type="string">
            <text:p text:style-name="P35"/>
          </table:table-cell>
          <table:table-cell table:style-name="tableauenfantvide.C2" office:value-type="string">
            <text:p text:style-name="P45"/>
          </table:table-cell>
        </table:table-row>
        <table:table-row table:style-name="tableauenfantvide.1">
          <table:table-cell table:style-name="tableauenfantvide.A1" office:value-type="string">
            <text:p text:style-name="P38"/>
            <text:p text:style-name="P41">..............................................</text:p>
          </table:table-cell>
          <table:table-cell table:style-name="tableauenfantvide.A1" office:value-type="string">
            <text:p text:style-name="P39"/>
            <text:p text:style-name="P39">......................</text:p>
          </table:table-cell>
          <table:table-cell table:style-name="tableauenfantvide.C2" office:value-type="string">
            <text:p text:style-name="P45"/>
          </table:table-cell>
          <table:table-cell table:style-name="tableauenfantvide.A1" office:value-type="string">
            <text:p text:style-name="P35"/>
          </table:table-cell>
          <table:table-cell table:style-name="tableauenfantvide.C2" office:value-type="string">
            <text:p text:style-name="P45"/>
          </table:table-cell>
        </table:table-row>
        <table:table-row table:style-name="tableauenfantvide.1">
          <table:table-cell table:style-name="tableauenfantvide.A1" office:value-type="string">
            <text:p text:style-name="P41"/>
            <text:p text:style-name="P41">..............................................</text:p>
          </table:table-cell>
          <table:table-cell table:style-name="tableauenfantvide.A1" office:value-type="string">
            <text:p text:style-name="P39"/>
            <text:p text:style-name="P39">......................</text:p>
          </table:table-cell>
          <table:table-cell table:style-name="tableauenfantvide.C2" office:value-type="string">
            <text:p text:style-name="P45"/>
          </table:table-cell>
          <table:table-cell table:style-name="tableauenfantvide.A1" office:value-type="string">
            <text:p text:style-name="P35"/>
          </table:table-cell>
          <table:table-cell table:style-name="tableauenfantvide.C2" office:value-type="string">
            <text:p text:style-name="P45"/>
          </table:table-cell>
        </table:table-row>
        <table:table-row table:style-name="tableauenfantvide.1">
          <table:table-cell table:style-name="tableauenfantvide.A1" office:value-type="string">
            <text:p text:style-name="P41"/>
            <text:p text:style-name="P41">..............................................</text:p>
          </table:table-cell>
          <table:table-cell table:style-name="tableauenfantvide.A1" office:value-type="string">
            <text:p text:style-name="P39"/>
            <text:p text:style-name="P39">......................</text:p>
          </table:table-cell>
          <table:table-cell table:style-name="tableauenfantvide.C2" office:value-type="string">
            <text:p text:style-name="P45"/>
          </table:table-cell>
          <table:table-cell table:style-name="tableauenfantvide.A1" office:value-type="string">
            <text:p text:style-name="P35"/>
          </table:table-cell>
          <table:table-cell table:style-name="tableauenfantvide.C2" office:value-type="string">
            <text:p text:style-name="P45"/>
          </table:table-cell>
        </table:table-row>
        <table:table-row table:style-name="tableauenfantvide.1">
          <table:table-cell table:style-name="tableauenfantvide.A1" office:value-type="string">
            <text:p text:style-name="P41"/>
            <text:p text:style-name="P41">..............................................</text:p>
          </table:table-cell>
          <table:table-cell table:style-name="tableauenfantvide.A1" office:value-type="string">
            <text:p text:style-name="P39"/>
            <text:p text:style-name="P39">......................</text:p>
          </table:table-cell>
          <table:table-cell table:style-name="tableauenfantvide.C2" office:value-type="string">
            <text:p text:style-name="P45"/>
          </table:table-cell>
          <table:table-cell table:style-name="tableauenfantvide.A1" office:value-type="string">
            <text:p text:style-name="P35"/>
          </table:table-cell>
          <table:table-cell table:style-name="tableauenfantvide.C2" office:value-type="string">
            <text:p text:style-name="P45"/>
          </table:table-cell>
        </table:table-row>
      </table:table>
      <text:p text:style-name="P28"/>
      <text:p text:style-name="P28"/>
      <text:p text:style-name="P28"/>
      <text:p text:style-name="P29">Lieu et date :<text:tab/>Signature :</text:p>
      <text:p text:style-name="P30"/>
      <text:p text:style-name="P30"/>
      <text:p text:style-name="P30"/>
      <text:p text:style-name="P27"><text:tab/><text:tab/><text:tab/></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QUESTIONNAIRE AU VERSO</text:p>
        <text:p text:style-name="MP10">atmis1</text:p>
      </style:footer>
    </style:master-page>
    <style:master-page style:name="Conversion_20_1" style:display-name="Conversion 1" style:page-layout-name="Mpm3" style:next-style-name="Conversion_20_suivante_20_1">
      <style:header>
        <text:p text:style-name="MP3"/>
      </style:header>
      <style:footer>
        <text:p text:style-name="MP11"/>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14:04:44.25</dc:date>
    <meta:print-date>2003-09-10T06:53:00</meta:print-date>
    <meta:editing-cycles>128</meta:editing-cycles>
    <meta:editing-duration>PT8H28M20S</meta:editing-duration>
    <meta:document-statistic meta:table-count="1" meta:image-count="6" meta:object-count="0" meta:page-count="2" meta:paragraph-count="68" meta:word-count="466" meta:character-count="371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